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font-size="12pt" officeooo:rsid="0004d5ed" officeooo:paragraph-rsid="0004d5ed"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详细说明</text:h>
      <text:p text:style-name="P1"><text:tab/>QModelIndex类用于在一个数据模型中定位数据。<text:tab/></text:p>
      <text:p text:style-name="P1"><text:tab/>该类被用作项目模型的索引值，这此项目模型都是从QAbstractItemModel派生的。该索引值用于定位模型中的一个项目。</text:p>
      <text:p text:style-name="P1"><text:tab/>模型通过调用QAbstractItemModel ::createIndex()创建QModelIndex对象。无效的模型索引可以使用QModelIndex构造函数来构建。指向模型顶级项目时无效索引经常被用作父索引。</text:p>
      <text:p text:style-name="P1"><text:tab/>模型索引指向模型中的项目，并包含指定它们位置的所有信息。每个索引位于一个给定行和列中，并且可以具有一个父索引；使用row()，column()和parent()来获取这些信息。模型中的每个顶级项是表示它们没有顶级索引， 在此情况下，parent()将返回一个无效的模型索引，等同于用QModelIndex的零参数形式构成的QModelIndex()构造函数。</text:p>
      <text:p text:style-name="P1"><text:tab/>为了获得一个指向现有项目中的模型指标，拨打化QAbstractItemModel ::index()与所需的行和列的值，与模型索引的parent。在谈到顶级项目的模型，提供QModelIndex()作为父索引。</text:p>
      <text:p text:style-name="P1"><text:tab/>model()函数返回模型索引引用作为化QAbstractItemModel。child()函数用于检查索引模型下的项目。sibling()函数允许您遍历在同一水平上的指数模型中的项目。</text:p>
      <text:p text:style-name="P1"/>
      <text:p text:style-name="P1">注：型号索引应立即使用，然后丢弃。你不应该依赖于索引保持调用该改变模型的结构或删除项目模型功能后有效。如果你需要保持一段时间内模型索引使用QPersistentModelInd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1T16:25:13.766259947</meta:creation-date>
    <meta:generator>LibreOffice/4.2.8.2$Linux_X86_64 LibreOffice_project/420m0$Build-2</meta:generator>
    <dc:date>2015-12-21T16:41:54.112641023</dc:date>
    <meta:editing-duration>PT51S</meta:editing-duration>
    <meta:editing-cycles>2</meta:editing-cycles>
    <meta:document-statistic meta:table-count="0" meta:image-count="0" meta:object-count="0" meta:page-count="1" meta:paragraph-count="8" meta:word-count="442" meta:character-count="676" meta:non-whitespace-character-count="666"/>
  </office:meta>
</office:document-meta>
</file>